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7" text:continue-numbering="true" text:continue-list="list_Rectangle (Dashboard)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8" text:continue-numbering="true" text:continue-list="list_Rectangle (Dashboard)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9" text:continue-numbering="true" text:continue-list="list_Rectangle (Dashboard)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0" text:continue-numbering="true" text:continue-list="list_Rectangle (Dashboard)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ectangle (Dashboard)11" text:continue-numbering="true" text:continue-list="list_Rectangle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12" text:continue-numbering="true" text:continue-list="list_Rectangle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5" text:continue-numbering="true" text:continue-list="list_Rectangle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7" text:continue-numbering="true" text:continue-list="list_Rectangle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ectangle (Dashboard)18" text:continue-numbering="true" text:continue-list="list_Rectangl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9" text:continue-numbering="true" text:continue-list="list_Rectangle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20" text:continue-numbering="true" text:continue-list="list_Rectangle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